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5.797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4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8" table:number-columns-repeated="1020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32" table:number-columns-repeated="1020"/>
        </table:table-row>
        <table:table-row table:style-name="ro11"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2">
          <table:table-cell table:style-name="ce40" office:value-type="float" office:value="2" calcext:value-type="float">
            <text:p>2</text:p>
          </table:table-cell>
          <table:table-cell table:style-name="ce42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style-name="ce40" office:value-type="float" office:value="3" calcext:value-type="float">
            <text:p>3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5" calcext:value-type="float">
            <text:p>5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Доработка конфигуратора для реализации п.п. 10 — 13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Пропущенный вызов индицировать красным светодиодом</text:p>
          </table:table-cell>
          <table:table-cell table:style-name="ce40" office:value-type="string" calcext:value-type="string">
            <text:p>1-2</text:p>
          </table:table-cell>
          <table:table-cell table:number-columns-repeated="1020"/>
        </table:table-row>
        <table:table-row table:style-name="ro15"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Индицируется при <text:s/>дуплексе —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5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3:09:46.54544710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5T13:12:40.448177561</dc:date>
    <meta:editing-duration>P3DT17H58M9S</meta:editing-duration>
    <meta:editing-cycles>257</meta:editing-cycles>
    <meta:document-statistic meta:table-count="5" meta:cell-count="242" meta:object-count="0"/>
    <meta:user-defined meta:name=""/>
    <meta:user-defined meta:name="qrichtext">1</meta:user-defined>
  </office:meta>
</office:document-meta>
</file>